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L1">
      <style:text-properties officeooo:paragraph-rsid="001512f8"/>
    </style:style>
    <style:style style:name="P2" style:family="paragraph" style:parent-style-name="Standard" style:list-style-name="L1">
      <style:text-properties officeooo:paragraph-rsid="0018407e"/>
    </style:style>
    <style:style style:name="P3" style:family="paragraph" style:parent-style-name="Standard" style:list-style-name="L1">
      <style:text-properties style:font-name="Times New Roman" officeooo:rsid="001512f8" officeooo:paragraph-rsid="001512f8"/>
    </style:style>
    <style:style style:name="P4" style:family="paragraph" style:parent-style-name="Standard" style:list-style-name="L1">
      <style:text-properties officeooo:rsid="0016923d" officeooo:paragraph-rsid="0016923d"/>
    </style:style>
    <style:style style:name="P5" style:family="paragraph" style:parent-style-name="Standard" style:list-style-name="L1">
      <style:paragraph-properties fo:text-align="center" style:justify-single-word="false"/>
      <style:text-properties officeooo:paragraph-rsid="001a907d"/>
    </style:style>
    <style:style style:name="P6" style:family="paragraph" style:parent-style-name="Standard" style:list-style-name="L1">
      <style:paragraph-properties fo:text-align="start" style:justify-single-word="false"/>
      <style:text-properties officeooo:paragraph-rsid="001a907d"/>
    </style:style>
    <style:style style:name="P7" style:family="paragraph" style:parent-style-name="Standard" style:list-style-name="L1">
      <style:paragraph-properties fo:text-align="start" style:justify-single-word="false"/>
      <style:text-properties officeooo:paragraph-rsid="001c686c"/>
    </style:style>
    <style:style style:name="P8" style:family="paragraph" style:parent-style-name="Standard" style:list-style-name="L1">
      <style:paragraph-properties fo:text-align="start" style:justify-single-word="false"/>
      <style:text-properties officeooo:paragraph-rsid="001dc563"/>
    </style:style>
    <style:style style:name="P9" style:family="paragraph" style:parent-style-name="Standard" style:list-style-name="L1">
      <style:paragraph-properties fo:text-align="center" style:justify-single-word="false"/>
      <style:text-properties officeooo:rsid="001a907d" officeooo:paragraph-rsid="001a907d"/>
    </style:style>
    <style:style style:name="P10" style:family="paragraph" style:parent-style-name="Standard" style:list-style-name="L1">
      <style:paragraph-properties fo:text-align="start" style:justify-single-word="false"/>
      <style:text-properties officeooo:rsid="001aa55d" officeooo:paragraph-rsid="001aa55d"/>
    </style:style>
    <style:style style:name="P11" style:family="paragraph" style:parent-style-name="Standard" style:list-style-name="L1">
      <style:paragraph-properties fo:text-align="start" style:justify-single-word="false"/>
      <style:text-properties officeooo:rsid="001bd698" officeooo:paragraph-rsid="001bd698"/>
    </style:style>
    <style:style style:name="P12" style:family="paragraph" style:parent-style-name="Standard" style:list-style-name="L1">
      <style:paragraph-properties fo:text-align="start" style:justify-single-word="false"/>
      <style:text-properties officeooo:rsid="001bd698" officeooo:paragraph-rsid="001c686c"/>
    </style:style>
    <style:style style:name="P13" style:family="paragraph" style:parent-style-name="Standard" style:list-style-name="L1">
      <style:text-properties officeooo:rsid="001c686c" officeooo:paragraph-rsid="001c686c"/>
    </style:style>
    <style:style style:name="P14" style:family="paragraph" style:parent-style-name="Standard" style:list-style-name="L1">
      <style:paragraph-properties fo:text-align="center" style:justify-single-word="false"/>
      <style:text-properties officeooo:rsid="001c686c" officeooo:paragraph-rsid="001c686c"/>
    </style:style>
    <style:style style:name="P15" style:family="paragraph" style:parent-style-name="Standard" style:list-style-name="L1">
      <style:paragraph-properties fo:text-align="start" style:justify-single-word="false"/>
      <style:text-properties officeooo:rsid="001c686c" officeooo:paragraph-rsid="001c686c"/>
    </style:style>
    <style:style style:name="P16" style:family="paragraph" style:parent-style-name="Standard" style:list-style-name="L1">
      <style:paragraph-properties fo:text-align="start" style:justify-single-word="false"/>
      <style:text-properties officeooo:rsid="00206323" officeooo:paragraph-rsid="00206323"/>
    </style:style>
    <style:style style:name="T1" style:family="text">
      <style:text-properties style:font-name="Times New Roman"/>
    </style:style>
    <style:style style:name="T2" style:family="text">
      <style:text-properties style:font-name="Times New Roman" fo:font-weight="bold" style:font-weight-asian="bold" style:font-weight-complex="bold"/>
    </style:style>
    <style:style style:name="T3" style:family="text">
      <style:text-properties style:font-name="Times New Roman" fo:font-weight="bold" officeooo:rsid="001512f8" style:font-weight-asian="bold" style:font-weight-complex="bold"/>
    </style:style>
    <style:style style:name="T4" style:family="text">
      <style:text-properties style:font-name="Times New Roman" fo:font-weight="bold" officeooo:rsid="001c686c" style:font-weight-asian="bold" style:font-weight-complex="bold"/>
    </style:style>
    <style:style style:name="T5" style:family="text">
      <style:text-properties style:font-name="Times New Roman" officeooo:rsid="001512f8"/>
    </style:style>
    <style:style style:name="T6" style:family="text">
      <style:text-properties style:font-name="Times New Roman" officeooo:rsid="0016923d"/>
    </style:style>
    <style:style style:name="T7" style:family="text">
      <style:text-properties style:font-name="Times New Roman" officeooo:rsid="0018407e"/>
    </style:style>
    <style:style style:name="T8" style:family="text">
      <style:text-properties style:font-name="Times New Roman" officeooo:rsid="0019ce06"/>
    </style:style>
    <style:style style:name="T9" style:family="text">
      <style:text-properties style:font-name="Times New Roman" officeooo:rsid="001a907d"/>
    </style:style>
    <style:style style:name="T10" style:family="text">
      <style:text-properties style:font-name="Times New Roman" officeooo:rsid="001aa55d"/>
    </style:style>
    <style:style style:name="T11" style:family="text">
      <style:text-properties style:font-name="Times New Roman" officeooo:rsid="001c686c"/>
    </style:style>
    <style:style style:name="T12" style:family="text">
      <style:text-properties style:font-name="Times New Roman" fo:font-weight="normal" style:font-weight-asian="normal" style:font-weight-complex="normal"/>
    </style:style>
    <style:style style:name="T13" style:family="text">
      <style:text-properties style:font-name="Times New Roman" fo:font-weight="normal" officeooo:rsid="001c686c" style:font-weight-asian="normal" style:font-weight-complex="normal"/>
    </style:style>
    <style:style style:name="T14" style:family="text">
      <style:text-properties style:font-name="Times New Roman" officeooo:rsid="001cf2f9"/>
    </style:style>
    <style:style style:name="T15" style:family="text">
      <style:text-properties style:text-position="sub 58%" style:font-name="Times New Roman"/>
    </style:style>
    <style:style style:name="T16" style:family="text">
      <style:text-properties style:text-position="0% 100%" style:font-name="Times New Roman"/>
    </style:style>
    <style:style style:name="T17" style:family="text">
      <style:text-properties style:text-position="0% 100%" style:font-name="Times New Roman" fo:font-weight="bold" style:font-weight-asian="bold" style:font-weight-complex="bold"/>
    </style:style>
    <style:style style:name="T18" style:family="text">
      <style:text-properties style:text-position="0% 100%" style:font-name="Times New Roman" fo:font-weight="bold" officeooo:rsid="001dc563" style:font-weight-asian="bold" style:font-weight-complex="bold"/>
    </style:style>
    <style:style style:name="T19" style:family="text">
      <style:text-properties style:text-position="0% 100%" style:font-name="Times New Roman" fo:font-weight="bold" officeooo:rsid="001f03e6" style:font-weight-asian="bold" style:font-weight-complex="bold"/>
    </style:style>
    <style:style style:name="T20" style:family="text">
      <style:text-properties style:text-position="0% 100%" style:font-name="Times New Roman" officeooo:rsid="001f03e6"/>
    </style:style>
    <style:style style:name="T21" style:family="text">
      <style:text-properties style:text-position="0% 100%" style:font-name="Times New Roman" officeooo:rsid="001dc563"/>
    </style:style>
    <style:style style:name="T22" style:family="text">
      <style:text-properties style:text-position="0% 100%" style:font-name="Times New Roman" officeooo:rsid="0020c6d0"/>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530656958" text:style-name="L1">
        <text:list-item>
          <text:p text:style-name="P3">Introduction</text:p>
          <text:p text:style-name="P1"><text:span text:style-name="T3">Hashing</text:span><text:span text:style-name="T5"> – Of all available structures for data storage, hashing proves as one of the fastest. Easily implemented and treated as an array / list, a hash table allows programmers the</text:span><text:span text:style-name="T6"> basic operations of</text:span><text:span text:style-name="T5"> insert</text:span><text:span text:style-name="T6">ion</text:span><text:span text:style-name="T5">, delet</text:span><text:span text:style-name="T6">ion</text:span><text:span text:style-name="T5">, and search</text:span><text:span text:style-name="T6">ing</text:span><text:span text:style-name="T5"> in, </text:span><text:span text:style-name="T6">on average,</text:span><text:span text:style-name="T5"> near-constant time. </text:span><text:span text:style-name="T7">The ideal hash table, is of prime-number size, maps all data values to unique spots (i.e. no collisions), offers constant time insertions, deletions, and searches, </text:span><text:span text:style-name="T14">and lastly is no more than 80% full. </text:span><text:span text:style-name="T5">Now, a has</text:span><text:span text:style-name="T14">h</text:span><text:span text:style-name="T5"> table can be broken down into these parts: the hash function, and the collision resolution policy. Data is mapped </text:span><text:span text:style-name="T6">to a specific spot or location in the table with a hash function, a mathematical function of the data itself. For example, hash_spot = data_value (mod table_size) would be a very simplistic hash function. To be a bit more specific, the term “data_value” will be replaced with “key”. The perfect hash function will map every key to a unique spot in the hash table, however, this is nearly impossible. Some keys will map to the same location, and a hash table’s collision resolution policy (CRP) established collision handling, either by chaining or open addressing. </text:span></text:p>
          <text:p text:style-name="P13"><text:span text:style-name="T2">Program hash function – </text:span><text:span text:style-name="T12">In our program, we use the easy hash function, </text:span></text:p>
          <text:p text:style-name="P14"><text:span text:style-name="T12"><draw:frame draw:style-name="fr1" draw:name="Object3" text:anchor-type="as-char" svg:y="-0.152in" svg:width="1.0665in" svg:height="0.1992in" draw:z-index="2"><draw:object xlink:href="./Object 3" xlink:type="simple" xlink:show="embed" xlink:actuate="onLoad"/><draw:image xlink:href="./ObjectReplacements/Object 3" xlink:type="simple" xlink:show="embed" xlink:actuate="onLoad"/></draw:frame></text:span></text:p>
          <text:p text:style-name="P15"><text:span text:style-name="T12">where k is the key</text:span></text:p>
          <text:p text:style-name="P15"><text:span text:style-name="T12">m is the table size.</text:span></text:p>
          <text:p text:style-name="P7"><text:span text:style-name="T13">By modding the key by the table size, we produce the uniform hashing scheme, which means all spots in the table are equally likely to be hashed to by any given set of keys. </text:span></text:p>
          <text:p text:style-name="P4"><text:span text:style-name="T2">Program </text:span><text:span text:style-name="T4">CRPs</text:span><text:span text:style-name="T1"> – </text:span><text:span text:style-name="T7">Our program implements a hash table as a dynamically-allocated array in C++11. The table’s size can be determined by the programmer individually, however, we chose 311, a prime number. We pit two CRPs against each other, linear probing and double hashing.</text:span></text:p>
          <text:list>
            <text:list-item>
              <text:p text:style-name="P2"><text:span text:style-name="T7">Linear probing – a form of open addressing, linear probing has a </text:span><text:span text:style-name="T8">probe sequence increment of one. </text:span><text:span text:style-name="T7">This means if a new key collides with an old key, the adjacent spot following the collision spot is checked. If no key resides in that spot, the new key is placed there. However, if that spot is also occupied, the following spots are checked one by one until an empty spot is found or the entire hash table has been checked / probed. </text:span><text:span text:style-name="T8">The equation is:</text:span></text:p>
              <text:p text:style-name="P5"><text:span text:style-name="T8"><draw:frame draw:style-name="fr1" draw:name="Object1" text:anchor-type="as-char" svg:y="-0.152in" svg:width="1.7543in" svg:height="0.1992in" draw:z-index="0"><draw:object xlink:href="./Object 1" xlink:type="simple" xlink:show="embed" xlink:actuate="onLoad"/><draw:image xlink:href="./ObjectReplacements/Object 1" xlink:type="simple" xlink:show="embed" xlink:actuate="onLoad"/></draw:frame></text:span></text:p>
              <text:p text:style-name="P6"><text:span text:style-name="T8">where </text:span><text:span text:style-name="T9">h’(k) is the initial spot to which a key is mapped, </text:span></text:p>
              <text:p text:style-name="P6"><text:span text:style-name="T9">i is the increment, </text:span></text:p>
              <text:p text:style-name="P6"><text:span text:style-name="T9">m is the table size. </text:span></text:p>
              <text:p text:style-name="P12"><text:span text:style-name="T9">L</text:span><text:span text:style-name="T1">inear probing, although simple to implement, promotes primary clustering. This occurs because placing keys in adjacent spots leads to long “lines” of data collecting in one section in the table. This leads to longer search times, in the end, so more complicated probing techniques are preferred.</text:span></text:p>
            </text:list-item>
            <text:list-item>
              <text:p text:style-name="P12"><text:span text:style-name="T11">D</text:span><text:span text:style-name="T9">ouble hashing</text:span><text:span text:style-name="T11"> – </text:span><text:span text:style-name="T10">one of the best methods for open addressing. Instead of checking the next spot in the table, the key is placed into another hash function. The equation is </text:span></text:p>
              <text:p text:style-name="P9"><text:span text:style-name="T10"><draw:frame draw:style-name="fr1" draw:name="Object2" text:anchor-type="as-char" svg:y="-0.152in" svg:width="2.0929in" svg:height="0.2126in" draw:z-index="1"><draw:object xlink:href="./Object 2" xlink:type="simple" xlink:show="embed" xlink:actuate="onLoad"/><draw:image xlink:href="./ObjectReplacements/Object 2" xlink:type="simple" xlink:show="embed" xlink:actuate="onLoad"/></draw:frame></text:span></text:p>
              <text:p text:style-name="P10"><text:span text:style-name="T1">where h</text:span><text:span text:style-name="T15">1</text:span><text:span text:style-name="T16">(k) is the first hash function, </text:span></text:p>
              <text:p text:style-name="P10"><text:span text:style-name="T16">h</text:span><text:span text:style-name="T15">2</text:span><text:span text:style-name="T16">(k) is the second hash function,</text:span></text:p>
              <text:p text:style-name="P10"><text:span text:style-name="T16">i is the increment,</text:span></text:p>
              <text:p text:style-name="P10"><text:span text:style-name="T16">m is the table size.</text:span></text:p>
              <text:p text:style-name="P11"><text:span text:style-name="T16">Double hashing acts like a random spot selector, which is why it’s one of the best CRP methods. Now, the second hash function needs to be relatively prime to the table size for the whole table to be searched (uniform hashing). </text:span></text:p>
              <text:p text:style-name="P8"><text:span text:style-name="T18">Program load factors</text:span><text:span text:style-name="T21"> </text:span><text:span text:style-name="T18">–</text:span><text:span text:style-name="T21"> we employ two load factors in our experiment, 0.66 and 0.8. In brief, this means we will stop inserting keys into the hash table once they are 66% and 80% </text:span><text:soft-page-break/><text:span text:style-name="T21">full, respectively. </text:span><text:span text:style-name="T20">For each key insert, we will count the number of probes – or number of spots checked if empty. For the tables with load factors of 0.66, we can expect the average number of probes to be smaller than tables with load factors of 0.8, given the latter will be more full. </text:span></text:p>
              <text:p text:style-name="P16"><text:span text:style-name="T19">P</text:span><text:span text:style-name="T17">rogram random number generation</text:span><text:span text:style-name="T16"> – For our experiment, 1000 keys will be generated randomly from the set of all positive integers between zero and 10,000, and dumped into a file. The file will be checked for duplicates, all of which will be removed. </text:span><text:span text:style-name="T22">Regardless, t</text:span><text:span text:style-name="T16">he set range should be large enough to prevent duplicates. </text:span></text:p>
            </text:list-item>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6T16:50:14.295000000</meta:creation-date>
    <dc:date>2020-03-16T18:21:49.468000000</dc:date>
    <meta:editing-duration>PT48M44S</meta:editing-duration>
    <meta:editing-cycles>9</meta:editing-cycles>
    <meta:generator>LibreOffice/6.4.1.2$Windows_X86_64 LibreOffice_project/4d224e95b98b138af42a64d84056446d09082932</meta:generator>
    <meta:document-statistic meta:table-count="0" meta:image-count="0" meta:object-count="3" meta:page-count="2" meta:paragraph-count="23" meta:word-count="676" meta:character-count="3877" meta:non-whitespace-character-count="3205"/>
  </office:meta>
</office:document-meta>
</file>

<file path=Object 1/content.xml><?xml version="1.0" encoding="utf-8"?>
<math xmlns="http://www.w3.org/1998/Math/MathML" display="block">
  <semantics>
    <mrow>
      <mi>h</mi>
      <mrow>
        <mrow>
          <mo fence="true" stretchy="false">(</mo>
          <mrow>
            <mrow>
              <mi>k</mi>
              <mi>,</mi>
              <mi>i</mi>
            </mrow>
          </mrow>
          <mo fence="true" stretchy="false">)</mo>
        </mrow>
        <mo stretchy="false">=</mo>
        <mrow>
          <mo fence="true" stretchy="false">(</mo>
          <mrow>
            <mrow>
              <mi>h</mi>
              <mi>'</mi>
              <mrow>
                <mrow>
                  <mo fence="true" stretchy="false">(</mo>
                  <mrow>
                    <mi>k</mi>
                  </mrow>
                  <mo fence="true" stretchy="false">)</mo>
                </mrow>
                <mo stretchy="false">+</mo>
                <mi>i</mi>
              </mrow>
            </mrow>
          </mrow>
          <mo fence="true" stretchy="false">)</mo>
        </mrow>
      </mrow>
      <mi mathvariant="italic">mod</mi>
      <mi>m</mi>
    </mrow>
    <annotation encoding="StarMath 5.0">h( k,i ) = ( h'(k)+i )mod m</annotation>
  </semantics>
</math>
</file>

<file path=Object 2/content.xml><?xml version="1.0" encoding="utf-8"?>
<math xmlns="http://www.w3.org/1998/Math/MathML" display="block">
  <semantics>
    <mrow>
      <mi>h</mi>
      <mrow>
        <mrow>
          <mo fence="true" stretchy="false">(</mo>
          <mrow>
            <mrow>
              <mi>k</mi>
              <mi>,</mi>
              <mi>i</mi>
            </mrow>
          </mrow>
          <mo fence="true" stretchy="false">)</mo>
        </mrow>
        <mo stretchy="false">=</mo>
        <mrow>
          <mo fence="true" stretchy="false">(</mo>
          <mrow>
            <mrow>
              <msub>
                <mi>h</mi>
                <mn>1</mn>
              </msub>
              <mrow>
                <mrow>
                  <mo fence="true" stretchy="false">(</mo>
                  <mrow>
                    <mi>k</mi>
                  </mrow>
                  <mo fence="true" stretchy="false">)</mo>
                </mrow>
                <mo stretchy="false">+</mo>
                <msub>
                  <mi mathvariant="italic">ih</mi>
                  <mn>2</mn>
                </msub>
              </mrow>
              <mrow>
                <mo fence="true" stretchy="false">(</mo>
                <mrow>
                  <mi>k</mi>
                </mrow>
                <mo fence="true" stretchy="false">)</mo>
              </mrow>
            </mrow>
          </mrow>
          <mo fence="true" stretchy="false">)</mo>
        </mrow>
      </mrow>
      <mi mathvariant="italic">mod</mi>
      <mi>m</mi>
    </mrow>
    <annotation encoding="StarMath 5.0">h( k,i ) = ( h_{1}(k) + ih_{2}(k))mod m</annotation>
  </semantics>
</math>
</file>

<file path=Object 3/content.xml><?xml version="1.0" encoding="utf-8"?>
<math xmlns="http://www.w3.org/1998/Math/MathML" display="block">
  <semantics>
    <mrow>
      <mi>h</mi>
      <mrow>
        <mrow>
          <mo fence="true" stretchy="false">(</mo>
          <mrow>
            <mi>k</mi>
          </mrow>
          <mo fence="true" stretchy="false">)</mo>
        </mrow>
        <mo stretchy="false">=</mo>
        <mi>k</mi>
      </mrow>
      <mi mathvariant="italic">mod</mi>
      <mi>m</mi>
    </mrow>
    <annotation encoding="StarMath 5.0">h( k )=k mod m</annotation>
  </semantics>
</math>
</file>